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1a93e1" officeooo:paragraph-rsid="001a93e1"/>
    </style:style>
    <style:style style:name="P3" style:family="paragraph" style:parent-style-name="Standard">
      <style:text-properties fo:language="fr" fo:country="FR" officeooo:paragraph-rsid="001a93e1"/>
    </style:style>
    <style:style style:name="P4" style:family="paragraph" style:parent-style-name="Standard">
      <style:text-properties fo:language="fr" fo:country="FR" officeooo:rsid="001b280b" officeooo:paragraph-rsid="001b280b"/>
    </style:style>
    <style:style style:name="P5" style:family="paragraph" style:parent-style-name="Standard">
      <style:text-properties fo:language="fr" fo:country="FR" officeooo:rsid="001b280b" officeooo:paragraph-rsid="001bc3d8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language="fr" fo:country="FR" officeooo:rsid="0019720d" officeooo:paragraph-rsid="0019720d"/>
    </style:style>
    <style:style style:name="P7" style:family="paragraph" style:parent-style-name="Standard">
      <style:text-properties fo:color="#c9211e" loext:opacity="100%" fo:language="fr" fo:country="FR" officeooo:rsid="001a93e1" officeooo:paragraph-rsid="001a93e1"/>
    </style:style>
    <style:style style:name="P8" style:family="paragraph" style:parent-style-name="Standard">
      <style:text-properties officeooo:paragraph-rsid="001bcf02"/>
    </style:style>
    <style:style style:name="T1" style:family="text">
      <style:text-properties officeooo:rsid="0019720d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a93e1"/>
    </style:style>
    <style:style style:name="T4" style:family="text">
      <style:text-properties fo:language="fr" fo:country="FR" officeooo:rsid="001b280b"/>
    </style:style>
    <style:style style:name="T5" style:family="text">
      <style:text-properties fo:language="fr" fo:country="FR" officeooo:rsid="001bcf02"/>
    </style:style>
    <style:style style:name="T6" style:family="text">
      <style:text-properties fo:language="fr" fo:country="FR" officeooo:rsid="001bc3d8"/>
    </style:style>
    <style:style style:name="T7" style:family="text">
      <style:text-properties officeooo:rsid="001b280b"/>
    </style:style>
    <style:style style:name="T8" style:family="text">
      <style:text-properties officeooo:rsid="001bc3d8"/>
    </style:style>
    <style:style style:name="T9" style:family="text">
      <style:text-properties officeooo:rsid="001bc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1 Modélisation SI</text:p>
      <text:p text:style-name="P1"/>
      <text:p text:style-name="P7">Exercice 1 : </text:p>
      <text:p text:style-name="P7"/>
      <text:p text:style-name="P1">1 - L'utilisateur va dans dans l'option emprunter livres qui emmène vers une page comportant un moteur de recherche.</text:p>
      <text:p text:style-name="P1">2 - L'utilisateur cherche le livre de son choix.</text:p>
      <text:p text:style-name="P1">3 - Il sélectionne ce livre qui l’emmène vers un petit descriptif de l’œuvre et un bouton “emprunter”.</text:p>
      <text:p text:style-name="Standard"><text:span text:style-name="T2">4 - <text:s/>L'utilisateur sélectionne l</text:span><text:span text:style-name="T3">a</text:span><text:span text:style-name="T2"> </text:span><text:span text:style-name="T3">date de recuperation du livre.</text:span></text:p>
      <text:p text:style-name="P1">5 - On lui donne un code d'emprunt <text:span text:style-name="T1">a donner a la recuperation du livre</text:span> et la possibilité de telecharger un récapitulatif de son emprunt.</text:p>
      <text:p text:style-name="P2"/>
      <text:p text:style-name="P7">Exercice 3 :</text:p>
      <text:p text:style-name="P2"/>
      <text:p text:style-name="P3">1 - L'utilisateur va dans dans l'option emprunter livres qui emmène vers une page comportant un moteur de recherche.</text:p>
      <text:p text:style-name="P3">2 - L'utilisateur cherche le livre de son choix.</text:p>
      <text:p text:style-name="P3"><text:span text:style-name="T7">3 - </text:span>Il sélectionne ce livre.</text:p>
      <text:p text:style-name="P8"><text:span text:style-name="T4">4 – </text:span><text:span text:style-name="T5">On affiche le nom de l’œuvre, </text:span><text:span text:style-name="T4">un petit descriptif de l’œuvre et </text:span><text:span text:style-name="T5">une photo de la couverture. </text:span></text:p>
      <text:p text:style-name="P8"><text:span text:style-name="T6">On vérifie la disponibilité du livre :</text:span></text:p>
      <text:p text:style-name="P5"><text:tab/>Si le livre n’est plus en stock : On affiche « livre indisponible » .</text:p>
      <text:p text:style-name="P5"><text:tab/></text:p>
      <text:p text:style-name="P5"><text:tab/><text:span text:style-name="T9">Sinon : On affiche un bouton « emprunter ».</text:span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fdf d</meta:initial-creator>
    <meta:creation-date>2023-01-10T07:39:43.16</meta:creation-date>
    <dc:date>2023-01-15T11:43:51.239000000</dc:date>
    <meta:editing-duration>PT3H18S</meta:editing-duration>
    <meta:editing-cycles>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6" meta:word-count="173" meta:character-count="951" meta:non-whitespace-character-count="786"/>
  </office:meta>
</office:document-meta>
</file>